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TemplateGenerator.performGeneration(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Template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TemplateGenerator.get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XTemplate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Template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Validi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XTemplateGenerato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